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Courier 10 Pitch" svg:font-family="'Courier 10 Pitch'" style:font-pitch="fixed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fo:font-size="12pt" style:font-size-asian="12pt" style:font-size-complex="12pt"/>
    </style:style>
    <style:style style:name="P6" style:family="paragraph" style:parent-style-name="code" style:list-style-name="L1">
      <style:text-properties fo:font-size="12pt" style:font-size-asian="12pt" style:font-size-complex="12pt"/>
    </style:style>
    <style:style style:name="P7" style:family="paragraph" style:parent-style-name="code" style:list-style-name="L1"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P8" style:family="paragraph" style:parent-style-name="code" style:list-style-name="L1">
      <style:text-properties style:font-name="Courier 10 Pitch" fo:font-size="12pt" fo:font-weight="normal" style:font-size-asian="12pt" style:font-weight-asian="normal" style:font-size-complex="12pt" style:font-weight-complex="normal"/>
    </style:style>
    <style:style style:name="P9" style:family="paragraph" style:parent-style-name="code" style:list-style-name="L1">
      <style:paragraph-properties fo:break-before="page"/>
      <style:text-properties fo:font-size="12pt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ourier 10 Pitch" fo:font-weight="normal" style:font-weight-asian="normal" style:font-weight-complex="normal"/>
    </style:style>
    <style:style style:name="T3" style:family="text">
      <style:text-properties style:font-name="Nimbus Roman No9 L" fo:font-weight="normal" style:font-weight-asian="normal" style:font-weight-complex="normal"/>
    </style:style>
    <style:style style:name="T4" style:family="text">
      <style:text-properties style:font-name="Nimbus Roman No9 L" fo:font-weight="normal" style:font-weight-asian="normal" style:font-size-complex="12pt" style:font-weight-complex="normal"/>
    </style:style>
    <style:style style:name="T5" style:family="text"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/>
    </style:style>
    <style:style style:name="T7" style:family="text">
      <style:text-properties style:font-size-asian="12pt"/>
    </style:style>
    <style:style style:name="T8" style:family="text">
      <style:text-properties style:font-size-complex="12pt"/>
    </style:style>
    <style:style style:name="T9" style:family="text">
      <style:text-properties style:font-name="Courier 10 Pitch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Courier 10 Pitch" fo:font-weight="normal" style:font-weight-asian="normal" style:font-weight-complex="normal"/>
    </style:style>
    <style:style style:name="T11" style:family="text">
      <style:text-properties style:font-name="Nimbus Roman No9 L" fo:font-weight="normal" style:font-weight-asian="normal" style:font-weight-complex="normal"/>
    </style:style>
    <style:style style:name="T12" style:family="text">
      <style:text-properties style:font-name="Nimbus Roman No9 L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S + PR2 Training Workshop</text:p>
      <text:p text:style-name="P2"/>
      <text:p text:style-name="P2">PR2 Basestation and Robot Setup</text:p>
      <text:p text:style-name="P3"/>
      <text:list xml:id="list1860494225" text:style-name="L1">
        <text:list-item>
          <text:p text:style-name="P6"><text:span text:style-name="T1">Use recovery DVD to reinstall basestation</text:span><text:span text:style-name="T2"><text:line-break/></text:span></text:p>
        </text:list-item>
        <text:list-item>
          <text:p text:style-name="P5"><text:span text:style-name="T3">Name your basestation. <text:s/>Replace NEWNAME as appropriate.</text:span></text:p>
          <text:list>
            <text:list-item>
              <text:p text:style-name="P4"><text:span text:style-name="T5">Edit: /etc/hosts to contain:<text:line-break/><text:line-break/></text:span><text:span text:style-name="T9">127.0.0.1 <text:s text:c="6"/>localhost</text:span><text:span text:style-name="T5"><text:line-break/></text:span><text:span text:style-name="T9">127.0.1.1 <text:s text:c="6"/>NEWNAME.somewhere.edu NEWNAME<text:line-break/>10.68.255.1 <text:s text:c="4"/>NEWNAME.somewhere.edu NEWNAME<text:line-break/>...<text:line-break/></text:span></text:p>
            </text:list-item>
            <text:list-item>
              <text:p text:style-name="P4"><text:span text:style-name="T5">Edit: /etc/hostname to contain:</text:span><text:span text:style-name="T9"><text:line-break/></text:span><text:span text:style-name="T9">NEWNAME</text:span><text:span text:style-name="T9"><text:line-break/></text:span></text:p>
            </text:list-item>
          </text:list>
        </text:list-item>
        <text:list-item>
          <text:p text:style-name="P6"><text:span text:style-name="T3">Set up your networking:</text:span></text:p>
          <text:list>
            <text:list-item>
              <text:p text:style-name="P6"><text:span text:style-name="T3">Edit /etc/network/interfaces. <text:s/>Replace XXX with an appropriate IP address.<text:line-break/></text:span><text:span text:style-name="T2"><text:line-break/></text:span><text:span text:style-name="T2"># The primary network interface<text:line-break/>auto wan0<text:line-break/>iface wan0 inet static<text:line-break/> <text:s text:c="3"/>address 192.168.1.XXX<text:line-break/> <text:s text:c="3"/>netmask 255.255.255.0<text:line-break/> <text:s text:c="3"/>gateway 192.168.1.1<text:line-break/> <text:s text:c="3"/>post-up robot-forward start<text:line-break/> <text:s text:c="3"/>post-down robot-forward stop<text:line-break/>...</text:span><text:span text:style-name="T2"><text:line-break/></text:span></text:p>
            </text:list-item>
            <text:list-item>
              <text:p text:style-name="P6"><text:span text:style-name="T3">Edit /etc/resolve.conf:</text:span><text:span text:style-name="T2"><text:line-break/><text:line-break/>domain somewhere.edu</text:span></text:p>
              <text:p text:style-name="P6"><text:span text:style-name="T2">search somewhere.edu</text:span></text:p>
              <text:p text:style-name="P6"><text:span text:style-name="T2">nameserver 192.168.1.10<text:line-break/><text:line-break/></text:span><text:span text:style-name="T12">NOTE: <text:s/></text:span><text:span text:style-name="T3">On your network you will use your own appropriate DNS server.</text:span><text:span text:style-name="T2"><text:line-break/></text:span></text:p>
            </text:list-item>
          </text:list>
        </text:list-item>
        <text:list-item>
          <text:p text:style-name="P6"><text:span text:style-name="T3">Reboot the basestation.</text:span><text:span text:style-name="T2"><text:line-break/></text:span></text:p>
        </text:list-item>
        <text:list-item>
          <text:p text:style-name="P6"><text:span text:style-name="T3">Set up the vpn server<text:line-break/></text:span><text:span text:style-name="T2">pr2admin@basestation$ sudo /etc/openvpn/gen_server_key</text:span></text:p>
          <text:p text:style-name="P6"><text:span text:style-name="T2"/></text:p>
        </text:list-item>
        <text:list-item>
          <text:p text:style-name="P6"><text:span text:style-name="T3">Plug the robot into the service port.</text:span></text:p>
          <text:p text:style-name="P6"><text:span text:style-name="T3"/></text:p>
          <text:p text:style-name="P9"><text:span text:style-name="T3"/></text:p>
        </text:list-item>
        <text:list-item>
          <text:p text:style-name="P6"><text:span text:style-name="T3">Set up the robot wireless. <text:s/>Go to: http://10.68.0.5. <text:s/>Change the wireless client to: “pr2_workshop_new.” <text:s/>Change the WPA key to “68willow”.</text:span><text:span text:style-name="T2"><text:line-break/></text:span></text:p>
        </text:list-item>
        <text:list-item>
          <text:p text:style-name="P6"><text:span text:style-name="T3">Brand your robot:</text:span><text:span text:style-name="T2"><text:line-break/>sudo robot-brand ROBOTNAME C1_NAME C2_NAME 10.68.1.0<text:line-break/></text:span></text:p>
        </text:list-item>
        <text:list-item>
          <text:p text:style-name="P6"><text:span text:style-name="T3">Set up IP forwarding. <text:s/>Edit /etc/robot-forward.conf:</text:span><text:span text:style-name="T2"><text:line-break/><text:line-break/>C1_NAME 10.68.1.1 192.168.1.ABC<text:line-break/>C2_NAME 10.68.1.1 192.168.1.DEF<text:line-break/></text:span></text:p>
        </text:list-item>
        <text:list-item>
          <text:p text:style-name="P7">Turn on IP forwarding:</text:p>
          <text:p text:style-name="P6"><text:span text:style-name="T2">pr2admin@basestation$ sudo robot-forward start</text:span><text:span text:style-name="T2"><text:line-break/></text:span></text:p>
        </text:list-item>
        <text:list-item>
          <text:p text:style-name="P6"><text:span text:style-name="T3">Verify your robot work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ourier 10 Pitch" svg:font-family="'Courier 10 Pitch'" style:font-pitch="fixed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start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start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ROSMaster1_7e_LT_7e_Gliederung_20_1" style:display-name="ROSMaster1~LT~Gliederung 1" style:family="paragraph">
      <style:paragraph-properties fo:margin-left="0in" fo:margin-right="0in" fo:margin-top="0in" fo:margin-bottom="0.1965in" style:line-height-at-least="0.139in" fo:text-align="start" style:justify-single-word="false" fo:text-indent="0in" style:auto-text-indent="false" style:text-autospace="none" style:writing-mode="lr-tb"/>
      <style:text-properties fo:color="#314162" style:text-outline="false" style:text-line-through-style="none" style:font-name="DejaVu Sans" fo:font-size="32pt" fo:letter-spacing="normal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ROSMaster1_7e_LT_7e_Gliederung_20_2" style:display-name="ROSMaster1~LT~Gliederung 2" style:family="paragraph" style:parent-style-name="ROSMaster1_7e_LT_7e_Gliederung_20_1">
      <style:paragraph-properties fo:margin-top="0in" fo:margin-bottom="0.1575in"/>
      <style:text-properties fo:font-size="28pt" style:font-size-asian="28pt" style:font-size-complex="28pt"/>
    </style:style>
    <style:style style:name="ROSMaster1_7e_LT_7e_Gliederung_20_3" style:display-name="ROSMaster1~LT~Gliederung 3" style:family="paragraph" style:parent-style-name="ROSMaster1_7e_LT_7e_Gliederung_20_2">
      <style:paragraph-properties fo:margin-top="0in" fo:margin-bottom="0.1181in"/>
      <style:text-properties fo:font-size="24pt" style:font-size-asian="24pt" style:font-size-complex="24pt"/>
    </style:style>
    <style:style style:name="ROSMaster1_7e_LT_7e_Gliederung_20_4" style:display-name="ROSMaster1~LT~Gliederung 4" style:family="paragraph" style:parent-style-name="ROSMaster1_7e_LT_7e_Gliederung_20_3">
      <style:paragraph-properties fo:margin-top="0in" fo:margin-bottom="0.0783in"/>
      <style:text-properties fo:font-size="20pt" style:font-size-asian="20pt" style:font-size-complex="20pt"/>
    </style:style>
    <style:style style:name="ROSMaster1_7e_LT_7e_Gliederung_20_5" style:display-name="ROSMaster1~LT~Gliederung 5" style:family="paragraph" style:parent-style-name="ROSMaster1_7e_LT_7e_Gliederung_20_4">
      <style:paragraph-properties fo:margin-top="0in" fo:margin-bottom="0.0398in"/>
    </style:style>
    <style:style style:name="ROSMaster1_7e_LT_7e_Gliederung_20_6" style:display-name="ROSMaster1~LT~Gliederung 6" style:family="paragraph" style:parent-style-name="ROSMaster1_7e_LT_7e_Gliederung_20_5"/>
    <style:style style:name="ROSMaster1_7e_LT_7e_Gliederung_20_7" style:display-name="ROSMaster1~LT~Gliederung 7" style:family="paragraph" style:parent-style-name="ROSMaster1_7e_LT_7e_Gliederung_20_6"/>
    <style:style style:name="ROSMaster1_7e_LT_7e_Gliederung_20_8" style:display-name="ROSMaster1~LT~Gliederung 8" style:family="paragraph" style:parent-style-name="ROSMaster1_7e_LT_7e_Gliederung_20_7"/>
    <style:style style:name="ROSMaster1_7e_LT_7e_Gliederung_20_9" style:display-name="ROSMaster1~LT~Gliederung 9" style:family="paragraph" style:parent-style-name="ROSMaster1_7e_LT_7e_Gliederung_20_8"/>
    <style:style style:name="ROSMaster1_7e_LT_7e_Titel" style:display-name="ROSMaster1~LT~Titel" style:family="paragraph">
      <style:paragraph-properties fo:text-align="start" style:justify-single-word="false" style:text-autospace="none"/>
      <style:text-properties fo:color="#314162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ROSMaster1_7e_LT_7e_Untertitel" style:display-name="ROSMaster1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fo:color="#314162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ROSMaster1_7e_LT_7e_Notizen" style:display-name="ROSMaster1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ROSMaster1_7e_LT_7e_Hintergrundobjekte" style:display-name="ROSMaster1~LT~Hintergrundobjekte" style:family="paragraph">
      <style:paragraph-properties style:text-autospace="none"/>
      <style:text-properties style:letter-kerning="true"/>
    </style:style>
    <style:style style:name="ROSMaster1_7e_LT_7e_Hintergrund" style:display-name="ROSMaster1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text-overline-style="none" style:text-overline-color="font-color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start" style:justify-single-word="false" style:text-autospace="none"/>
      <style:text-properties fo:color="#314162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in" fo:margin-right="0in" fo:margin-top="0in" fo:margin-bottom="0.1965in" style:line-height-at-least="0.139in" fo:text-align="start" style:justify-single-word="false" fo:text-indent="0in" style:auto-text-indent="false" style:text-autospace="none" style:writing-mode="lr-tb"/>
      <style:text-properties fo:color="#314162" style:text-outline="false" style:text-line-through-style="none" style:font-name="DejaVu Sans" fo:font-size="32pt" fo:letter-spacing="normal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ROSMaster2_7e_LT_7e_Gliederung_20_1" style:display-name="ROSMaster2~LT~Gliederung 1" style:family="paragraph">
      <style:paragraph-properties fo:margin-top="0in" fo:margin-bottom="0.1965in" style:text-autospace="none"/>
      <style:text-properties fo:color="#314162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ROSMaster2_7e_LT_7e_Gliederung_20_2" style:display-name="ROSMaster2~LT~Gliederung 2" style:family="paragraph" style:parent-style-name="ROSMaster2_7e_LT_7e_Gliederung_20_1">
      <style:paragraph-properties fo:margin-top="0in" fo:margin-bottom="0.1575in"/>
      <style:text-properties fo:font-size="28pt" style:font-size-asian="28pt" style:font-size-complex="28pt"/>
    </style:style>
    <style:style style:name="ROSMaster2_7e_LT_7e_Gliederung_20_3" style:display-name="ROSMaster2~LT~Gliederung 3" style:family="paragraph" style:parent-style-name="ROSMaster2_7e_LT_7e_Gliederung_20_2">
      <style:paragraph-properties fo:margin-top="0in" fo:margin-bottom="0.1181in"/>
      <style:text-properties fo:font-size="24pt" style:font-size-asian="24pt" style:font-size-complex="24pt"/>
    </style:style>
    <style:style style:name="ROSMaster2_7e_LT_7e_Gliederung_20_4" style:display-name="ROSMaster2~LT~Gliederung 4" style:family="paragraph" style:parent-style-name="ROSMaster2_7e_LT_7e_Gliederung_20_3">
      <style:paragraph-properties fo:margin-top="0in" fo:margin-bottom="0.0783in"/>
      <style:text-properties fo:font-size="20pt" style:font-size-asian="20pt" style:font-size-complex="20pt"/>
    </style:style>
    <style:style style:name="ROSMaster2_7e_LT_7e_Gliederung_20_5" style:display-name="ROSMaster2~LT~Gliederung 5" style:family="paragraph" style:parent-style-name="ROSMaster2_7e_LT_7e_Gliederung_20_4">
      <style:paragraph-properties fo:margin-top="0in" fo:margin-bottom="0.0398in"/>
    </style:style>
    <style:style style:name="ROSMaster2_7e_LT_7e_Gliederung_20_6" style:display-name="ROSMaster2~LT~Gliederung 6" style:family="paragraph" style:parent-style-name="ROSMaster2_7e_LT_7e_Gliederung_20_5"/>
    <style:style style:name="ROSMaster2_7e_LT_7e_Gliederung_20_7" style:display-name="ROSMaster2~LT~Gliederung 7" style:family="paragraph" style:parent-style-name="ROSMaster2_7e_LT_7e_Gliederung_20_6"/>
    <style:style style:name="ROSMaster2_7e_LT_7e_Gliederung_20_8" style:display-name="ROSMaster2~LT~Gliederung 8" style:family="paragraph" style:parent-style-name="ROSMaster2_7e_LT_7e_Gliederung_20_7"/>
    <style:style style:name="ROSMaster2_7e_LT_7e_Gliederung_20_9" style:display-name="ROSMaster2~LT~Gliederung 9" style:family="paragraph" style:parent-style-name="ROSMaster2_7e_LT_7e_Gliederung_20_8"/>
    <style:style style:name="ROSMaster2_7e_LT_7e_Titel" style:display-name="ROSMaster2~LT~Titel" style:family="paragraph">
      <style:paragraph-properties fo:text-align="center" style:justify-single-word="false" style:text-autospace="none"/>
      <style:text-properties fo:color="#314162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ROSMaster2_7e_LT_7e_Untertitel" style:display-name="ROSMaster2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fo:color="#314162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ROSMaster2_7e_LT_7e_Notizen" style:display-name="ROSMaster2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ROSMaster2_7e_LT_7e_Hintergrundobjekte" style:display-name="ROSMaster2~LT~Hintergrundobjekte" style:family="paragraph">
      <style:paragraph-properties style:text-autospace="none"/>
      <style:text-properties style:letter-kerning="true"/>
    </style:style>
    <style:style style:name="ROSMaster2_7e_LT_7e_Hintergrund" style:display-name="ROSMaster2~LT~Hintergrund" style:family="paragraph">
      <style:paragraph-properties style:text-autospace="none"/>
      <style:text-properties style:letter-kerning="true"/>
    </style:style>
    <style:style style:name="tutorialtemplate_7e_LT_7e_Gliederung_20_1" style:display-name="tutorialtemplate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tutorialtemplate_7e_LT_7e_Gliederung_20_2" style:display-name="tutorialtemplate~LT~Gliederung 2" style:family="paragraph" style:parent-style-name="tutorialtemplate_7e_LT_7e_Gliederung_20_1">
      <style:paragraph-properties fo:margin-top="0in" fo:margin-bottom="0.1575in"/>
      <style:text-properties fo:font-size="28pt" style:font-size-asian="28pt" style:font-size-complex="28pt"/>
    </style:style>
    <style:style style:name="tutorialtemplate_7e_LT_7e_Gliederung_20_3" style:display-name="tutorialtemplate~LT~Gliederung 3" style:family="paragraph" style:parent-style-name="tutorialtemplate_7e_LT_7e_Gliederung_20_2">
      <style:paragraph-properties fo:margin-top="0in" fo:margin-bottom="0.1181in"/>
      <style:text-properties fo:font-size="24pt" style:font-size-asian="24pt" style:font-size-complex="24pt"/>
    </style:style>
    <style:style style:name="tutorialtemplate_7e_LT_7e_Gliederung_20_4" style:display-name="tutorialtemplate~LT~Gliederung 4" style:family="paragraph" style:parent-style-name="tutorialtemplate_7e_LT_7e_Gliederung_20_3">
      <style:paragraph-properties fo:margin-top="0in" fo:margin-bottom="0.0783in"/>
      <style:text-properties fo:font-size="20pt" style:font-size-asian="20pt" style:font-size-complex="20pt"/>
    </style:style>
    <style:style style:name="tutorialtemplate_7e_LT_7e_Gliederung_20_5" style:display-name="tutorialtemplate~LT~Gliederung 5" style:family="paragraph" style:parent-style-name="tutorialtemplate_7e_LT_7e_Gliederung_20_4">
      <style:paragraph-properties fo:margin-top="0in" fo:margin-bottom="0.0398in"/>
    </style:style>
    <style:style style:name="tutorialtemplate_7e_LT_7e_Gliederung_20_6" style:display-name="tutorialtemplate~LT~Gliederung 6" style:family="paragraph" style:parent-style-name="tutorialtemplate_7e_LT_7e_Gliederung_20_5"/>
    <style:style style:name="tutorialtemplate_7e_LT_7e_Gliederung_20_7" style:display-name="tutorialtemplate~LT~Gliederung 7" style:family="paragraph" style:parent-style-name="tutorialtemplate_7e_LT_7e_Gliederung_20_6"/>
    <style:style style:name="tutorialtemplate_7e_LT_7e_Gliederung_20_8" style:display-name="tutorialtemplate~LT~Gliederung 8" style:family="paragraph" style:parent-style-name="tutorialtemplate_7e_LT_7e_Gliederung_20_7"/>
    <style:style style:name="tutorialtemplate_7e_LT_7e_Gliederung_20_9" style:display-name="tutorialtemplate~LT~Gliederung 9" style:family="paragraph" style:parent-style-name="tutorialtemplate_7e_LT_7e_Gliederung_20_8"/>
    <style:style style:name="tutorialtemplate_7e_LT_7e_Titel" style:display-name="tutorialtempla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tutorialtemplate_7e_LT_7e_Untertitel" style:display-name="tutorialtemplate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tutorialtemplate_7e_LT_7e_Notizen" style:display-name="tutorialtemplate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tutorialtemplate_7e_LT_7e_Hintergrundobjekte" style:display-name="tutorialtemplate~LT~Hintergrundobjekte" style:family="paragraph">
      <style:paragraph-properties style:text-autospace="none"/>
      <style:text-properties style:letter-kerning="true"/>
    </style:style>
    <style:style style:name="tutorialtemplate_7e_LT_7e_Hintergrund" style:display-name="tutorialtemplate~LT~Hintergrund" style:family="paragraph">
      <style:paragraph-properties style:text-autospace="none"/>
      <style:text-properties style:letter-kerning="true"/>
    </style:style>
    <style:style style:name="code" style:family="paragraph" style:parent-style-name="Standard" style:class="text">
      <style:text-properties style:font-name="Nimbus Roman No9 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eremy Leibs</meta:initial-creator>
    <meta:creation-date>2010-05-17T21:57:08</meta:creation-date>
    <dc:date>2010-05-20T01:53:18</dc:date>
    <dc:creator>Jeremy Leibs</dc:creator>
    <meta:editing-duration>PT40H07M12S</meta:editing-duration>
    <meta:editing-cycles>10</meta:editing-cycles>
    <meta:generator>OpenOffice.org/3.1$Unix OpenOffice.org_project/310m19$Build-9420</meta:generator>
    <meta:printed-by>Jeremy Leibs</meta:printed-by>
    <meta:print-date>2010-05-18T10:08:59</meta:print-date>
    <meta:document-statistic meta:table-count="0" meta:image-count="0" meta:object-count="0" meta:page-count="2" meta:paragraph-count="20" meta:word-count="186" meta:character-count="1412"/>
  </office:meta>
</office:document-meta>
</file>